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74cm" fo:min-width="11.31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5.8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74cm" fo:min-width="3.81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401cm" fo:min-width="6.10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01cm" fo:min-width="4.5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5cm" fo:min-width="4.553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tyle="italic"/>
    </style:style>
    <style:style style:name="P2" style:family="paragraph">
      <loext:graphic-properties draw:fill-color="#ffffff"/>
      <style:paragraph-properties fo:text-align="center"/>
      <style:text-properties fo:font-style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811cm" svg:height="1.524cm" svg:x="3.667cm" svg:y="3.921cm">
          <text:p text:style-name="P1">field_nam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35cm" svg:height="1.524cm" svg:x="3.54cm" svg:y="8.62cm">
          <text:p text:style-name="P3">dat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18cm" svg:height="1.524cm" svg:x="11.16cm" svg:y="8.62cm">
          <text:p text:style-name="P3">time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6.604cm" svg:height="1.651cm" svg:x="3.54cm" svg:y="13.192cm">
          <text:p text:style-name="P3">field_name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5.08cm" svg:height="1.651cm" svg:x="13.192cm" svg:y="13.192cm">
          <text:p text:style-name="P3">option 1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53cm" svg:height="1.5cm" svg:x="13.219cm" svg:y="14.867cm">
          <text:p text:style-name="P3">option 2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1.651cm" svg:x="13.192cm" svg:y="16.367cm">
          <text:p text:style-name="P3">option 3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0.144cm" svg:y1="14.017cm" svg:x2="13.192cm" svg:y2="14.017cm" draw:start-shape="id1" draw:end-shape="id2" svg:d="M10144 14017h3048" svg:viewBox="0 0 3049 1">
          <text:p/>
        </draw:connector>
        <draw:frame draw:style-name="gr8" draw:text-style-name="P6" draw:layer="layout" svg:width="15.226cm" svg:height="1.673cm" svg:x="4.048cm" svg:y="5.953cm">
          <draw:text-box>
            <text:p>A field which expects text would turn into an ordinary</text:p>
            <text:p>text box when clicked.</text:p>
          </draw:text-box>
        </draw:frame>
        <draw:frame draw:style-name="gr8" draw:text-style-name="P6" draw:layer="layout" svg:width="16.496cm" svg:height="1.673cm" svg:x="4.175cm" svg:y="10.652cm">
          <draw:text-box>
            <text:p>A field which expect a date would have a widget for</text:p>
            <text:p>selecting date and selecting time. It would default to now.</text:p>
          </draw:text-box>
        </draw:frame>
        <draw:frame draw:style-name="gr8" draw:text-style-name="P6" draw:layer="layout" svg:width="15.89cm" svg:height="1.673cm" svg:x="4.302cm" svg:y="19.288cm">
          <draw:text-box>
            <text:p>A field which expects a choice of several options would</text:p>
            <text:p>become a drop down menu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20:45:33.350869189</meta:creation-date>
    <dc:date>2016-01-18T20:52:10.972059452</dc:date>
    <meta:editing-duration>PT6M37S</meta:editing-duration>
    <meta:editing-cycles>1</meta:editing-cycles>
    <meta:document-statistic meta:object-count="11"/>
    <meta:generator>LibreOffice/4.4.2.2$Linux_X86_64 LibreOffice_project/40m0$Build-2</meta:generator>
  </office:meta>
</office:document-meta>
</file>